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1C7000035F4E75F2ED2.svm"/>
  <manifest:file-entry manifest:media-type="" manifest:full-path="Pictures/20000007000061AC000037EBA376A11E.svm"/>
  <manifest:file-entry manifest:media-type="" manifest:full-path="Pictures/200000070000615D00001DFA4FDA6D26.svm"/>
  <manifest:file-entry manifest:media-type="" manifest:full-path="Pictures/2000000700006230000032F55239159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6.6925in" svg:height="2.0602in" draw:z-index="0"><draw:image xlink:href="Pictures/200000070000615D00001DFA4FDA6D26.svm" xlink:type="simple" xlink:show="embed" xlink:actuate="onLoad"/></draw:frame></text:p>
      <text:p text:style-name="Standard"><draw:frame draw:style-name="fr1" draw:name="Grafik2" text:anchor-type="paragraph" svg:width="6.6925in" svg:height="3.6925in" draw:z-index="1"><draw:image xlink:href="Pictures/20000007000061C7000035F4E75F2ED2.svm" xlink:type="simple" xlink:show="embed" xlink:actuate="onLoad"/></draw:frame></text:p>
      <text:p text:style-name="Standard"><draw:frame draw:style-name="fr1" draw:name="Grafik3" text:anchor-type="paragraph" svg:width="6.6925in" svg:height="3.4728in" draw:z-index="2"><draw:image xlink:href="Pictures/2000000700006230000032F55239159A.svm" xlink:type="simple" xlink:show="embed" xlink:actuate="onLoad"/></draw:frame></text:p>
      <text:p text:style-name="Standard"/>
      <text:p text:style-name="Standard"><draw:frame draw:style-name="fr1" draw:name="Grafik4" text:anchor-type="paragraph" svg:width="6.6925in" svg:height="3.8311in" draw:z-index="3"><draw:image xlink:href="Pictures/20000007000061AC000037EBA376A11E.svm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6S</meta:editing-duration>
    <meta:editing-cycles>8</meta:editing-cycles>
    <meta:generator>OpenOffice/4.1.11$Win32 OpenOffice.org_project/4111m1$Build-9808</meta:generator>
    <dc:date>2024-03-31T10:04:58.58</dc:date>
    <meta:document-statistic meta:table-count="0" meta:image-count="4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